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Normal" style:family="paragraph">
      <style:text-properties fo:language="en" fo:country="US"/>
    </style:style>
    <style:style style:name="P32" style:parent-style-name="Normal" style:family="paragraph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P34" style:parent-style-name="Normal" style:family="paragraph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P36" style:parent-style-name="Normal" style:family="paragraph">
      <style:text-properties fo:language="en" fo:country="US"/>
    </style:style>
    <style:style style:name="P37" style:parent-style-name="Normal" style:family="paragraph">
      <style:text-properties fo:language="en" fo:country="US"/>
    </style:style>
    <style:style style:name="P38" style:parent-style-name="Normal" style:family="paragraph">
      <style:text-properties fo:language="en" fo:country="US"/>
    </style:style>
    <style:style style:name="P39" style:parent-style-name="Normal" style:family="paragraph">
      <style:text-properties fo:language="en" fo:country="US"/>
    </style:style>
    <style:style style:name="P40" style:parent-style-name="Normal" style:family="paragraph">
      <style:text-properties fo:language="en" fo:country="US"/>
    </style:style>
    <style:style style:name="P41" style:parent-style-name="Normal" style:family="paragraph">
      <style:text-properties fo:language="en" fo:country="US"/>
    </style:style>
    <style:style style:name="P42" style:parent-style-name="Normal" style:family="paragraph">
      <style:text-properties fo:language="en" fo:country="US"/>
    </style:style>
    <style:style style:name="P43" style:parent-style-name="Normal" style:family="paragraph">
      <style:text-properties fo:language="en" fo:country="US"/>
    </style:style>
    <style:style style:name="P44" style:parent-style-name="Normal" style:family="paragraph">
      <style:text-properties fo:language="en" fo:country="US"/>
    </style:style>
    <style:style style:name="P45" style:parent-style-name="Normal" style:family="paragraph">
      <style:text-properties fo:language="en" fo:country="US"/>
    </style:style>
    <style:style style:name="P46" style:parent-style-name="Normal" style:family="paragraph">
      <style:text-properties fo:language="en" fo:country="US"/>
    </style:style>
    <style:style style:name="P47" style:parent-style-name="Normal" style:family="paragraph">
      <style:text-properties fo:language="en" fo:country="US"/>
    </style:style>
    <style:style style:name="P48" style:parent-style-name="Normal" style:family="paragraph">
      <style:text-properties fo:language="en" fo:country="US"/>
    </style:style>
    <style:style style:name="P49" style:parent-style-name="Normal" style:family="paragraph">
      <style:text-properties fo:language="en" fo:country="US"/>
    </style:style>
    <style:style style:name="P50" style:parent-style-name="Normal" style:family="paragraph">
      <style:text-properties fo:language="en" fo:country="US"/>
    </style:style>
    <style:style style:name="P51" style:parent-style-name="Normal" style:family="paragraph">
      <style:text-properties fo:language="en" fo:country="US"/>
    </style:style>
    <style:style style:name="P52" style:parent-style-name="Normal" style:family="paragraph">
      <style:text-properties fo:language="en" fo:country="US"/>
    </style:style>
    <style:style style:name="P53" style:parent-style-name="Normal" style:family="paragraph">
      <style:text-properties fo:language="en" fo:country="US"/>
    </style:style>
    <style:style style:name="P54" style:parent-style-name="Normal" style:family="paragraph">
      <style:text-properties fo:language="en" fo:country="US"/>
    </style:style>
    <style:style style:name="P55" style:parent-style-name="Normal" style:family="paragraph">
      <style:text-properties fo:language="en" fo:country="US"/>
    </style:style>
    <style:style style:name="P56" style:parent-style-name="Normal" style:family="paragraph">
      <style:text-properties fo:language="en" fo:country="US"/>
    </style:style>
    <style:style style:name="P57" style:parent-style-name="Normal" style:family="paragraph">
      <style:text-properties fo:language="en" fo:country="US"/>
    </style:style>
    <style:style style:name="P58" style:parent-style-name="Normal" style:family="paragraph">
      <style:text-properties fo:language="en" fo:country="US"/>
    </style:style>
    <style:style style:name="P59" style:parent-style-name="Normal" style:family="paragraph">
      <style:text-properties fo:language="en" fo:country="US"/>
    </style:style>
    <style:style style:name="P60" style:parent-style-name="Normal" style:family="paragraph">
      <style:text-properties fo:language="en" fo:country="US"/>
    </style:style>
    <style:style style:name="P61" style:parent-style-name="Normal" style:family="paragraph">
      <style:text-properties fo:language="en" fo:country="US"/>
    </style:style>
    <style:style style:name="P62" style:parent-style-name="Normal" style:family="paragraph">
      <style:text-properties fo:language="en" fo:country="US"/>
    </style:style>
    <style:style style:name="P63" style:parent-style-name="Normal" style:family="paragraph">
      <style:text-properties fo:language="en" fo:country="US"/>
    </style:style>
    <style:style style:name="P64" style:parent-style-name="Normal" style:family="paragraph">
      <style:text-properties fo:language="en" fo:country="US"/>
    </style:style>
    <style:style style:name="P65" style:parent-style-name="Normal" style:family="paragraph">
      <style:text-properties fo:language="en" fo:country="US"/>
    </style:style>
    <style:style style:name="P66" style:parent-style-name="Normal" style:family="paragraph">
      <style:text-properties fo:language="en" fo:country="US"/>
    </style:style>
    <style:style style:name="P67" style:parent-style-name="Normal" style:family="paragraph">
      <style:text-properties fo:language="en" fo:country="US"/>
    </style:style>
    <style:style style:name="P68" style:parent-style-name="Normal" style:family="paragraph">
      <style:text-properties fo:language="en" fo:country="US"/>
    </style:style>
    <style:style style:name="P69" style:parent-style-name="Normal" style:family="paragraph">
      <style:text-properties fo:language="en" fo:country="US"/>
    </style:style>
    <style:style style:name="P70" style:parent-style-name="Normal" style:family="paragraph">
      <style:text-properties fo:language="en" fo:country="US"/>
    </style:style>
    <style:style style:name="P71" style:parent-style-name="Normal" style:family="paragraph">
      <style:text-properties fo:language="en" fo:country="US"/>
    </style:style>
    <style:style style:name="P72" style:parent-style-name="Normal" style:family="paragraph">
      <style:text-properties fo:language="en" fo:country="US"/>
    </style:style>
    <style:style style:name="P73" style:parent-style-name="Normal" style:family="paragraph">
      <style:text-properties fo:language="en" fo:country="US"/>
    </style:style>
    <style:style style:name="P74" style:parent-style-name="Normal" style:family="paragraph">
      <style:text-properties fo:language="en" fo:country="US"/>
    </style:style>
    <style:style style:name="P75" style:parent-style-name="Normal" style:family="paragraph">
      <style:text-properties fo:language="en" fo:country="US"/>
    </style:style>
    <style:style style:name="P76" style:parent-style-name="Normal" style:family="paragraph">
      <style:text-properties fo:language="en" fo:country="US"/>
    </style:style>
    <style:style style:name="T77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#include &lt;iostream&gt;</text:p>
      <text:p text:style-name="P2">#include &lt;string.h&gt;</text:p>
      <text:p text:style-name="P3">using namespace std;</text:p>
      <text:p text:style-name="P4">long double add(long double a, long double b){ // Both Delcaration and Definition</text:p>
      <text:p text:style-name="P5"><text:tab/>long double res = a + b;</text:p>
      <text:p text:style-name="P6"><text:tab/>return res;</text:p>
      <text:p text:style-name="P7">}</text:p>
      <text:p text:style-name="P8">long double sub(long double a, long double b){ // Both Delcaration and Definition</text:p>
      <text:p text:style-name="P9"><text:tab/>long double res = a - b;</text:p>
      <text:p text:style-name="P10"><text:tab/>return res;</text:p>
      <text:p text:style-name="P11">}</text:p>
      <text:p text:style-name="P12">long double mult(long double a, long double b){ // Both Delcaration and Definition</text:p>
      <text:p text:style-name="P13"><text:tab/>long double res = a * b;</text:p>
      <text:p text:style-name="P14"><text:tab/>return res;</text:p>
      <text:p text:style-name="P15">}</text:p>
      <text:p text:style-name="P16">long double divide(long double a, long double b){ // Both Delcaration and Definition</text:p>
      <text:p text:style-name="P17"><text:tab/>long double res = a / b;</text:p>
      <text:p text:style-name="P18"><text:tab/>return res;</text:p>
      <text:p text:style-name="P19">}</text:p>
      <text:p text:style-name="P20"/>
      <text:p text:style-name="P21">long double calculate(long double, char, long double); // Function Declaration</text:p>
      <text:p text:style-name="P22"/>
      <text:p text:style-name="P23"/>
      <text:p text:style-name="P24">int main(){</text:p>
      <text:p text:style-name="P25"><text:tab/>long double num1, num2, res;</text:p>
      <text:p text:style-name="P26"><text:tab/>char op;</text:p>
      <text:p text:style-name="P27"><text:tab/>int count = 0;</text:p>
      <text:p text:style-name="P28"><text:tab/>while (true){</text:p>
      <text:p text:style-name="P29">if (count == 0){</text:p>
      <text:p text:style-name="P30"><text:tab/>cout &lt;&lt; "Enter an Expression like (num1 op num2): ";</text:p>
      <text:p text:style-name="P31"><text:tab/>cin &gt;&gt; num1;</text:p>
      <text:p text:style-name="P32"><text:tab/>count++;</text:p>
      <text:p text:style-name="P33">}else cout &lt;&lt; "Enter an Expression like (op num2) (+,-,*,/) E exit C for Clear: ";</text:p>
      <text:p text:style-name="P34">//<text:tab/>cout &lt;&lt; "ENter an Operator (+,-,*,/) E exit C for Clear: ";</text:p>
      <text:p text:style-name="P35"><text:tab/>cin &gt;&gt; op;</text:p>
      <text:p text:style-name="P36"><text:tab/>if (op == 'e' || op == 'E') break;</text:p>
      <text:p text:style-name="P37"><text:tab/>if (op == 'c' || op == 'C'){</text:p>
      <text:p text:style-name="P38"><text:tab/><text:tab/>count = 0;</text:p>
      <text:p text:style-name="P39"><text:tab/><text:tab/>continue;</text:p>
      <text:p text:style-name="P40"><text:tab/>}<text:s/></text:p>
      <text:p text:style-name="P41">//<text:tab/>cout &lt;&lt; "Enter Second Number: ";</text:p>
      <text:p text:style-name="P42"><text:tab/>cin &gt;&gt; num2;</text:p>
      <text:p text:style-name="P43"><text:tab/>res = calculate(num1,op, num2);</text:p>
      <text:p text:style-name="P44"><text:tab/><text:tab/>num1 = res;</text:p>
      <text:p text:style-name="P45"><text:tab/><text:tab/>cout &lt;&lt; "Result is " &lt;&lt; res &lt;&lt; endl;</text:p>
      <text:p text:style-name="P46"><text:tab/>}<text:tab/><text:tab/></text:p>
      <text:p text:style-name="P47"><text:tab/>return 0;</text:p>
      <text:p text:style-name="P48">}</text:p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>long double calculate(long double num1, char op, long double num2){</text:p>
      <text:p text:style-name="P57"><text:tab/>long double res;</text:p>
      <text:p text:style-name="P58"><text:tab/>switch(op){</text:p>
      <text:p text:style-name="P59"><text:tab/><text:tab/>case '+': // if (op == '+')</text:p>
      <text:p text:style-name="P60"><text:tab/><text:tab/><text:tab/>res = add(num1,num2);</text:p>
      <text:p text:style-name="P61"><text:tab/><text:tab/><text:tab/>break;</text:p>
      <text:p text:style-name="P62"><text:tab/><text:tab/>case '-':</text:p>
      <text:p text:style-name="P63"><text:tab/><text:tab/><text:tab/>res = sub(num1,num2);</text:p>
      <text:p text:style-name="P64"><text:tab/><text:tab/><text:tab/>break;</text:p>
      <text:p text:style-name="P65"><text:tab/><text:tab/>case '*':</text:p>
      <text:p text:style-name="P66"><text:tab/><text:tab/><text:tab/>res = mult(num1,num2);</text:p>
      <text:p text:style-name="P67"><text:tab/><text:tab/><text:tab/>break;</text:p>
      <text:p text:style-name="P68"><text:tab/><text:tab/>case '/':</text:p>
      <text:p text:style-name="P69"><text:tab/><text:tab/><text:tab/>res = divide(num1,num2);</text:p>
      <text:p text:style-name="P70"><text:tab/><text:tab/><text:tab/>break;</text:p>
      <text:p text:style-name="P71"><text:tab/><text:tab/>default:</text:p>
      <text:p text:style-name="P72"><text:tab/><text:tab/><text:tab/>cout &lt;&lt; "Invalid Operator only +,-,*,/ Allowed: "&lt;&lt;endl;</text:p>
      <text:p text:style-name="P73"><text:tab/><text:tab/><text:tab/>res = 0;</text:p>
      <text:p text:style-name="P74"><text:tab/>}</text:p>
      <text:p text:style-name="P75"><text:tab/>return res;</text:p>
      <text:p text:style-name="P76"><text:tab/></text:p>
      <text:p text:style-name="Normal"><text:span text:style-name="T77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93791653430</meta:initial-creator>
    <dc:creator>93791653430</dc:creator>
    <meta:creation-date>2022-07-22T19:25:00Z</meta:creation-date>
    <dc:date>2022-07-22T19:25:00Z</dc:date>
    <meta:template xlink:href="Normal.dotm" xlink:type="simple"/>
    <meta:editing-cycles>3</meta:editing-cycles>
    <meta:editing-duration>PT0S</meta:editing-duration>
    <meta:document-statistic meta:page-count="1" meta:paragraph-count="3" meta:word-count="245" meta:character-count="1640" meta:row-count="11" meta:non-whitespace-character-count="1398"/>
  </office:meta>
</office:document-meta>
</file>